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33cm" fo:min-width="3.818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6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3.683cm" svg:x="9.128cm" svg:y="6.588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108cm" svg:y1="5.03cm" svg:x2="9.128cm" svg:y2="8.429cm" draw:end-shape="id1" draw:end-glue-point="3" svg:d="M6108 5030l3020 3399" svg:viewBox="0 0 3021 3400">
          <text:p/>
        </draw:connector>
        <draw:connector draw:style-name="gr2" draw:text-style-name="P2" draw:layer="layout" draw:type="line" svg:x1="5.259cm" svg:y1="6.5cm" svg:x2="9.128cm" svg:y2="8.429cm" draw:end-shape="id1" draw:end-glue-point="3" svg:d="M5259 6500l3869 1929" svg:viewBox="0 0 3870 1930">
          <text:p/>
        </draw:connector>
        <draw:connector draw:style-name="gr2" draw:text-style-name="P2" draw:layer="layout" draw:type="line" svg:x1="5.324cm" svg:y1="7.937cm" svg:x2="9.128cm" svg:y2="8.429cm" draw:end-shape="id1" draw:end-glue-point="3" svg:d="M5324 7937l3804 492" svg:viewBox="0 0 3805 493">
          <text:p/>
        </draw:connector>
        <draw:connector draw:style-name="gr2" draw:text-style-name="P2" draw:layer="layout" draw:type="line" svg:x1="5.814cm" svg:y1="9.636cm" svg:x2="9.128cm" svg:y2="8.429cm" draw:end-shape="id1" draw:end-glue-point="3" svg:d="M5814 9636l3314-1207" svg:viewBox="0 0 3315 1208">
          <text:p/>
        </draw:connector>
        <draw:connector draw:style-name="gr2" draw:text-style-name="P2" draw:layer="layout" draw:type="line" svg:x1="6.337cm" svg:y1="10.975cm" svg:x2="9.128cm" svg:y2="8.429cm" draw:end-shape="id1" draw:end-glue-point="3" svg:d="M6337 10975l2791-2546" svg:viewBox="0 0 2792 2547">
          <text:p/>
        </draw:connector>
        <draw:frame draw:style-name="gr3" draw:text-style-name="P3" draw:layer="layout" svg:width="1.778cm" svg:height="9.906cm" svg:x="2.905cm" svg:y="4.683cm">
          <draw:text-box>
            <text:p>n1</text:p>
            <text:p>N2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5:41:42.445233548</meta:creation-date>
    <dc:date>2021-12-17T20:22:55.299775761</dc:date>
    <meta:editing-duration>PT4H31M2S</meta:editing-duration>
    <meta:editing-cycles>1</meta:editing-cycles>
    <meta:document-statistic meta:object-count="7"/>
    <meta:generator>LibreOffice/6.4.7.2$Linux_X86_64 LibreOffice_project/40$Build-2</meta:generator>
  </office:meta>
</office:document-meta>
</file>